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012cm" fo:padding-bottom="0.012cm" fo:padding-left="0.012cm" fo:padding-right="0.012cm"/>
    </style:style>
    <style:style style:name="gr2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012cm" fo:padding-bottom="0.012cm" fo:padding-left="0.012cm" fo:padding-right="0.0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048cm" svg:height="2.032cm" svg:x="3.048cm" svg:y="1.016cm">
          <text:p text:style-name="P1"><text:span text:style-name="T1">Client 1</text:span><text:span text:style-name="T1"><text:line-break/></text:span><text:span text:style-name="T1">Reader</text:span></text:p>
        </draw:rect>
        <draw:rect draw:style-name="gr1" draw:text-style-name="P2" draw:layer="layout" svg:width="3.048cm" svg:height="2.032cm" svg:x="3.048cm" svg:y="6.096cm">
          <text:p text:style-name="P1"><text:span text:style-name="T1">Client 2</text:span><text:span text:style-name="T1"><text:line-break/></text:span><text:span text:style-name="T1">Reader</text:span></text:p>
        </draw:rect>
        <draw:rect draw:style-name="gr1" draw:text-style-name="P2" draw:layer="layout" svg:width="3.048cm" svg:height="2.032cm" svg:x="14.224cm" svg:y="1.016cm">
          <text:p text:style-name="P1"><text:span text:style-name="T1">Client 1</text:span><text:span text:style-name="T1"><text:line-break/></text:span><text:span text:style-name="T1">Writer</text:span></text:p>
        </draw:rect>
        <draw:rect draw:style-name="gr1" draw:text-style-name="P2" draw:layer="layout" svg:width="3.048cm" svg:height="2.032cm" svg:x="14.224cm" svg:y="6.096cm">
          <text:p text:style-name="P1"><text:span text:style-name="T1">Client 2</text:span><text:span text:style-name="T1"><text:line-break/></text:span><text:span text:style-name="T1">Writer</text:span></text:p>
        </draw:rect>
        <draw:circle draw:style-name="gr1" draw:text-style-name="P2" draw:layer="layout" svg:width="2.032cm" svg:height="2.032cm" svg:x="9.136cm" svg:y="1.016cm">
          <text:p text:style-name="P1"><text:span text:style-name="T1">Client 1</text:span><text:span text:style-name="T1"><text:line-break/></text:span><text:span text:style-name="T1">Control</text:span><text:span text:style-name="T1"><text:line-break/></text:span><text:span text:style-name="T1">Nexus</text:span></text:p>
        </draw:circle>
        <draw:circle draw:style-name="gr1" draw:text-style-name="P2" draw:layer="layout" svg:width="2.032cm" svg:height="2.032cm" svg:x="9.144cm" svg:y="3.556cm">
          <text:p text:style-name="P1"><text:span text:style-name="T1">Chat</text:span><text:span text:style-name="T1"><text:line-break/></text:span><text:span text:style-name="T1">Nexus</text:span></text:p>
        </draw:circle>
        <draw:circle draw:style-name="gr1" draw:text-style-name="P2" draw:layer="layout" svg:width="2.032cm" svg:height="2.032cm" svg:x="9.144cm" svg:y="6.096cm">
          <text:p text:style-name="P1"><text:span text:style-name="T1">Client 2</text:span><text:span text:style-name="T1"><text:line-break/></text:span><text:span text:style-name="T1">Control</text:span><text:span text:style-name="T1"><text:line-break/></text:span><text:span text:style-name="T1">Nexus</text:span></text:p>
        </draw:circle>
        <draw:line draw:style-name="gr2" draw:text-style-name="P1" draw:layer="layout" svg:x1="6.096cm" svg:y1="2.032cm" svg:x2="9.144cm" svg:y2="2.032cm">
          <text:p/>
        </draw:line>
        <draw:line draw:style-name="gr2" draw:text-style-name="P1" draw:layer="layout" svg:x1="11.176cm" svg:y1="2.032cm" svg:x2="14.224cm" svg:y2="2.032cm">
          <text:p/>
        </draw:line>
        <draw:line draw:style-name="gr2" draw:text-style-name="P1" draw:layer="layout" svg:x1="6.096cm" svg:y1="7.112cm" svg:x2="9.144cm" svg:y2="7.112cm">
          <text:p/>
        </draw:line>
        <draw:line draw:style-name="gr2" draw:text-style-name="P1" draw:layer="layout" svg:x1="11.176cm" svg:y1="7.112cm" svg:x2="14.224cm" svg:y2="7.112cm">
          <text:p/>
        </draw:line>
        <draw:line draw:style-name="gr2" draw:text-style-name="P1" draw:layer="layout" svg:x1="6.096cm" svg:y1="2.032cm" svg:x2="9.144cm" svg:y2="4.572cm">
          <text:p/>
        </draw:line>
        <draw:line draw:style-name="gr2" draw:text-style-name="P1" draw:layer="layout" svg:x1="6.096cm" svg:y1="2.032cm" svg:x2="9.144cm" svg:y2="2.032cm">
          <text:p/>
        </draw:line>
        <draw:line draw:style-name="gr2" draw:text-style-name="P1" draw:layer="layout" svg:x1="11.176cm" svg:y1="4.572cm" svg:x2="14.224cm" svg:y2="7.112cm">
          <text:p/>
        </draw:line>
        <draw:line draw:style-name="gr2" draw:text-style-name="P1" draw:layer="layout" svg:x1="6.096cm" svg:y1="7.112cm" svg:x2="9.144cm" svg:y2="4.572cm">
          <text:p/>
        </draw:line>
        <draw:line draw:style-name="gr2" draw:text-style-name="P1" draw:layer="layout" svg:x1="11.176cm" svg:y1="4.572cm" svg:x2="14.224cm" svg:y2="2.0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47:24</meta:creation-date>
    <dc:date>2014-05-03T13:25:08</dc:date>
    <dc:creator>Sergey Babkin</dc:creator>
    <meta:editing-duration>PT01H03M16S</meta:editing-duration>
    <meta:editing-cycles>18</meta:editing-cycles>
    <meta:generator>OpenOffice.org/3.1$Unix OpenOffice.org_project/310m19$Build-9420</meta:generator>
    <meta:document-statistic meta:object-count="16"/>
  </office:meta>
</office:document-meta>
</file>